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simple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TagTests.withCustom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TagTests.withNestedBindTagWithin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TagTests.complex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putTagTests.with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InputTagTests.assertTagClos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assertValueAttribute( String output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assertTagOpened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TagTests.dynamicTypeCheckbox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TagTests.createTag( final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TagTests.simpleBindTagWithin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TagTests.disabled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TagTests.readOnlyAttributeRenderingWhenReadonly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put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putTagTests.dynamicTypeRadio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TagTests.withNested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putTagTests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TagTests.simpleBindWithHtmlEsca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TagTests.with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